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08cm"/>
    </style:style>
    <style:style style:name="Table1.B" style:family="table-column">
      <style:table-column-properties style:column-width="3.281cm"/>
    </style:style>
    <style:style style:name="Table1.C" style:family="table-column">
      <style:table-column-properties style:column-width="2.302cm"/>
    </style:style>
    <style:style style:name="Table1.D" style:family="table-column">
      <style:table-column-properties style:column-width="3.519cm"/>
    </style:style>
    <style:style style:name="Table1.E" style:family="table-column">
      <style:table-column-properties style:column-width="2.778cm"/>
    </style:style>
    <style:style style:name="Table1.F" style:family="table-column">
      <style:table-column-properties style:column-width="2.725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P1" style:family="paragraph" style:parent-style-name="Standard">
      <style:text-properties xmlns:officeooo="http://openoffice.org/2009/office" officeooo:rsid="00087b67" officeooo:paragraph-rsid="00087b67"/>
    </style:style>
    <style:style style:name="P2" style:family="paragraph" style:parent-style-name="Standard">
      <style:paragraph-properties fo:hyphenation-ladder-count="no-limit"/>
      <style:text-properties style:use-window-font-color="true" style:font-name="Liberation Serif" fo:font-size="10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3"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norma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4"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bol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5" style:family="paragraph" style:parent-style-name="Standard">
      <style:paragraph-properties fo:text-align="center" style:justify-single-word="false" fo:hyphenation-ladder-count="no-limit"/>
      <style:text-properties style:use-window-font-color="true" style:font-name="Liberation Serif" fo:font-size="12pt" fo:language="en" fo:country="GB" style:text-underline-style="solid" style:text-underline-width="auto" style:text-underline-color="font-color" fo:font-weight="bold"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6" style:family="paragraph" style:parent-style-name="Standard">
      <style:text-properties xmlns:officeooo="http://openoffice.org/2009/office" fo:font-size="10pt" officeooo:rsid="00087b67" officeooo:paragraph-rsid="00087b67"/>
    </style:style>
    <style:style style:name="P7" style:family="paragraph" style:parent-style-name="Standard">
      <style:text-properties xmlns:officeooo="http://openoffice.org/2009/office" fo:font-size="10pt" officeooo:rsid="00087b67" officeooo:paragraph-rsid="001faef4"/>
    </style:style>
    <style:style style:name="P9"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style:text-underline-style="solid" style:text-underline-width="auto" style:text-underline-color="font-color" fo:font-weight="bold" officeooo:rsid="001be8a7" officeooo:paragraph-rsid="001be8a7" style:letter-kerning="true" style:font-name-asian="Droid Sans Fallback" style:font-size-asian="10.5pt" style:language-asian="zh" style:country-asian="CN" style:font-weight-asian="bold" style:font-name-complex="FreeSans" style:font-size-complex="12pt" style:language-complex="hi" style:country-complex="IN" style:font-weight-complex="bold" fo:hyphenate="false" fo:hyphenation-remain-char-count="2" fo:hyphenation-push-char-count="2"/>
    </style:style>
    <style:style style:name="P11"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style:text-underline-style="none" fo:font-weight="bold" officeooo:rsid="0019f09b" officeooo:paragraph-rsid="0019f09b" style:letter-kerning="true" style:font-name-asian="Droid Sans Fallback" style:font-size-asian="10.5pt" style:language-asian="zh" style:country-asian="CN" style:font-weight-asian="bold" style:font-name-complex="FreeSans" style:font-size-complex="12pt" style:language-complex="hi" style:country-complex="IN" style:font-weight-complex="bold" fo:hyphenate="false" fo:hyphenation-remain-char-count="2" fo:hyphenation-push-char-count="2"/>
    </style:style>
    <style:style style:name="P12" style:family="paragraph" style:parent-style-name="Standard">
      <style:paragraph-properties fo:text-align="justify" style:justify-single-word="false" fo:hyphenation-ladder-count="no-limit"/>
      <style:text-properties style:use-window-font-color="true" style:font-name="Liberation Serif" fo:font-size="12pt" fo:language="en" fo:country="GB" style:text-underline-style="none" fo:font-weight="bold" style:letter-kerning="true" style:font-name-asian="Droid Sans Fallback" style:font-size-asian="10.5pt" style:language-asian="zh" style:country-asian="CN" style:font-weight-asian="bold" style:font-name-complex="FreeSans" style:font-size-complex="12pt" style:language-complex="hi" style:country-complex="IN" style:font-weight-complex="bold" fo:hyphenate="false" fo:hyphenation-remain-char-count="2" fo:hyphenation-push-char-count="2"/>
    </style:style>
    <style:style style:name="P14"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style:text-underline-style="none" fo:font-weight="normal" officeooo:rsid="0019f09b" officeooo:paragraph-rsid="0019f09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15"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style:text-underline-style="none" fo:font-weight="normal" officeooo:rsid="001be8a7" officeooo:paragraph-rsid="001ea130"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16" style:family="paragraph" style:parent-style-name="Standard">
      <style:paragraph-properties fo:text-align="justify" style:justify-single-word="false" fo:hyphenation-ladder-count="no-limit"/>
      <style:text-properties xmlns:officeooo="http://openoffice.org/2009/office" style:use-window-font-color="true" style:font-name="Liberation Serif" fo:font-size="12pt" fo:language="en" fo:country="GB" fo:font-style="normal" style:text-underline-style="solid" style:text-underline-width="auto" style:text-underline-color="font-color" fo:font-weight="bold" officeooo:rsid="0019f09b" officeooo:paragraph-rsid="0019f09b" style:letter-kerning="true" style:font-name-asian="Droid Sans Fallback" style:font-size-asian="10.5pt" style:language-asian="zh" style:country-asian="CN" style:font-style-asian="normal" style:font-weight-asian="bold" style:font-name-complex="FreeSans" style:font-size-complex="12pt" style:language-complex="hi" style:country-complex="IN" style:font-style-complex="normal" style:font-weight-complex="bold" fo:hyphenate="false" fo:hyphenation-remain-char-count="2" fo:hyphenation-push-char-count="2"/>
    </style:style>
    <style:style style:name="P17" style:family="paragraph" style:parent-style-name="Standard">
      <style:paragraph-properties fo:margin-left="10.005cm" fo:margin-right="0cm" fo:hyphenation-ladder-count="no-limit" fo:text-indent="0cm" style:auto-text-indent="false"/>
      <style:text-properties style:use-window-font-color="true" style:font-name="Liberation Serif" fo:font-size="10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style>
    <style:style style:name="P19" style:family="paragraph" style:parent-style-name="Table_20_Contents">
      <style:paragraph-properties fo:text-align="justify" style:justify-single-word="false"/>
      <style:text-properties xmlns:officeooo="http://openoffice.org/2009/office" style:font-name="Liberation Serif" fo:font-size="12pt" officeooo:rsid="001ab0f6" officeooo:paragraph-rsid="001ab0f6" style:font-name-asian="Droid Sans Fallback" style:font-size-asian="10.5pt" style:font-name-complex="FreeSans" style:font-size-complex="12pt"/>
    </style:style>
    <style:style style:name="T1" style:family="text">
      <style:text-properties fo:font-weight="bold"/>
    </style:style>
    <style:style style:name="T3" style:family="text">
      <style:text-properties fo:font-style="normal" fo:font-weight="bold"/>
    </style:style>
    <style:style style:name="T4" style:family="text">
      <style:text-properties fo:font-style="italic"/>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style:style>
    <style:style style:name="T7" style:family="text">
      <style:text-properties xmlns:officeooo="http://openoffice.org/2009/office" officeooo:rsid="0018468e"/>
    </style:style>
    <style:style style:name="T9" style:family="text">
      <style:text-properties xmlns:officeooo="http://openoffice.org/2009/office" officeooo:rsid="001ce4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ddress.Proj_name}}</text:p>
      <text:p text:style-name="P6">{{address.company_addr1}}</text:p>
      <text:p text:style-name="P6">{{address.company_addr2}}</text:p>
      <text:p text:style-name="P6">{{address.company_addr3}}</text:p>
      <text:p text:style-name="P6">{{address.company_city}},{{address.company_state}}{{address.company_zip5}}-{{address.company_zip4}}</text:p>
      <text:p text:style-name="P6">{{address.company_phn}} <text:s/><text:s/><text:s/><text:s/><text:s/><text:s/><text:s/><text:s/><text:s/><text:s/><text:s/><text:s/><text:s/><text:s/><text:s/><text:s/><text:s/><text:s/><text:s/><text:s/><text:s/><text:s/><text:s/><text:s/><text:s/><text:s/><text:s/><text:s/><text:s/><text:s/><text:s/><text:s/><text:s/><text:s/><text:s/><text:s/><text:s/><text:s/><text:s/><text:s/><text:s/><text:s/><text:s/><text:s/><text:s/><text:s/><text:s/></text:p>
      <text:p text:style-name="P7">{{address.project_bar_code}}<text:tab/><text:tab/></text:p>
      <text:p text:style-name="P7"><text:tab/>&gt;&gt;{{address.sec_tran_ttl_amt}}<text:s/></text:p>
      <text:p text:style-name="P6">ABSOLUTE STRATEGIES FUND<text:tab/><text:tab/><text:tab/><text:tab/> <text:s/><text:s/><text:s/></text:p>
      <text:p text:style-name="P6">THREE CANAL PLAZA</text:p>
      <text:p text:style-name="P6">SUITE 600<text:tab/><text:tab/><text:tab/><text:tab/><text:tab/><text:tab/><text:tab/><text:tab/> <text:s/><text:s/><text:s/><text:s/><text:s/><text:s/><text:s/><text:s/><text:s/></text:p>
      <text:p text:style-name="P6">PORTLAND, ME 04101 <text:s/><text:s/><text:s/><text:s/><text:s/><text:s/><text:s/><text:s/><text:s/><text:s/><text:s/><text:s/><text:s/><text:s/><text:s/><text:s/><text:s/><text:s/><text:s/><text:s/><text:s/><text:s/><text:s/><text:s/><text:s/><text:s/><text:s/><text:s/><text:s/><text:s/><text:s/><text:s/><text:s/><text:s/><text:s/><text:s/><text:s/><text:s/><text:s/><text:s/><text:s/><text:s/><text:s/><text:s/><text:s/><text:s/><text:s/><text:s/><text:s/><text:s/><text:s/><text:s/></text:p>
      <text:p text:style-name="P1"><text:tab/><text:tab/><text:tab/><text:tab/><text:tab/><text:tab/><text:tab/><text:tab/> <text:s/><text:s/><text:s/><text:s/></text:p>
      <text:p text:style-name="P2"><text:s/><text:s/><text:s/><text:s/><text:s/><text:s/><text:s/><text:s/><text:s/><text:s/><text:s/><text:s/><text:s/><text:s/><text:s/><text:s/><text:s/><text:s/><text:s/><text:s/><text:s/><text:tab/><text:tab/><text:tab/><text:tab/><text:tab/><text:tab/><text:tab/><text:tab/><text:tab/> <text:s/><text:s/><text:s/></text:p>
      <text:p text:style-name="P17"><text:span text:style-name="T1">Mailing Date</text:span>: {{address.Proj_name}}</text:p>
      <text:p text:style-name="P17"><text:span text:style-name="T1">Response Due Date</text:span>: {{address.Response_Due_Date}}</text:p>
      <text:p text:style-name="P17"><text:span text:style-name="T1">Claim No</text:span>:{{address.clm_no}}</text:p>
      <text:p text:style-name="P17"><text:s/></text:p>
      <text:p text:style-name="P17"><text:span text:style-name="T1">Eligible Securities</text:span>:{{address.eligible_sec}}</text:p>
      <text:p text:style-name="P17"/>
      <text:p text:style-name="P17"><text:span text:style-name="T1">Class Period</text:span>: <text:s/>{{address.class_period}}</text:p>
      <text:p text:style-name="P17"/>
      <text:p text:style-name="P5"/>
      <text:p text:style-name="P5">NOTICE OF CONDITIONAL REJECTION OF YOUR ENTIRE CLAIM</text:p>
      <text:p text:style-name="P5"/>
      <text:p text:style-name="P3">Dear Claimant:</text:p>
      <text:p text:style-name="P3">The Claim Form you submitted in the {{address.Proj_name}} was processed and conditionally</text:p>
      <text:p text:style-name="P3">rejected in its entirety pursuant to the terms of the Settlement as approved by the Court.The reason(s) for the rejection of your entire claim is on the back of this letter.</text:p>
      <text:p text:style-name="P3"/>
      <text:p text:style-name="P4">NO FURTHER ACTION IS REQUIRED IF YOU AGREE WITH OUR DETERMINATIONS AND/OR DO NOT WISH TO FIX YOUR CLAIM.</text:p>
      <text:p text:style-name="P4"/>
      <text:p text:style-name="P4">TO FIX OR OTHERWISE COMPLETE YOUR CLAIM, PLEASE FOLLOW THE</text:p>
      <text:p text:style-name="P4">DIRECTIONS ON THE BACK OF THIS LETTER.</text:p>
      <text:p text:style-name="P4"/>
      <text:p text:style-name="P3"><text:tab/>If you have any questions regarding this letter, please call the Claims Administrator at 1-877-782-8059 for a detailed description of the reasons your Claim Form has been rejected.</text:p>
      <text:p text:style-name="P3"/>
      <text:p text:style-name="P3">Sincerely,</text:p>
      <text:p text:style-name="P3"/>
      <text:p text:style-name="P3">The Claims Administrator</text:p>
      <text:p text:style-name="P3">{{address.Proj_name}}</text:p>
      <text:p text:style-name="P3"/>
      <text:p text:style-name="P3"><text:s/><text:s/><text:s/><text:s/><text:s/><text:s/><text:s/><text:s/><text:s/><text:s/>***<text:span text:style-name="T3">THIS IS THE ONLY NOTICE YOU WILL RECEIVE FOR THIS CLAIM</text:span>***</text:p>
      <text:p text:style-name="P12"><text:span text:style-name="T4">IMPORTANT INFORMATION ABOUT YOUR CLAIM AND THE NEXT STEPS YOU MAY TAKE ARE ON THE BACK OF THIS LETTER. IF YOU HAVE ADDITIONAL QUESTIONS, PLEASE CALL US AT </text:span>1-877-782-8059.</text:p>
      <text:p text:style-name="P12"/>
      <text:p text:style-name="P3"/>
      <text:p text:style-name="P3"/>
      <text:p text:style-name="P3"/>
      <text:p text:style-name="P3"/>
      <text:p text:style-name="P3"><text:soft-page-break/><text:tab/><text:tab/><text:tab/><text:tab/><text:tab/><text:tab/><text:tab/><text:tab/><text:tab/><text:tab/> <text:s/><text:s/><text:s/><text:s/><text:s/><text:s/><text:s/><text:s/><text:s/><text:s/><text:s/><text:s/><text:s/><text:s/><text:s/><text:s/><text:s/><text:s/><text:s/><text:s/><text:s/><text:s/><text:s/><text:s/><text:s/><text:s/><text:s/><text:s/><text:s/><text:s/><text:s/><text:s/><text:s/><text:s/><text:tab/><text:tab/><text:tab/><text:tab/><text:tab/> <text:s/></text:p>
      <text:p text:style-name="P12"><text:span text:style-name="T7">Y</text:span><text:span text:style-name="T6">OU MUST INCLUDE A COPY OF THIS LETTER WITH ANY RESPONSE AND YOU MUST REFERENCE YOUR CLAIM NUMBER ON ALL CORRESPONDENCE AND <text:s/><text:s/><text:s/><text:s/><text:s/><text:s/><text:s/><text:s/><text:s/><text:s/><text:s/><text:s/><text:s/><text:s/><text:s/><text:s/><text:s/><text:s/><text:s/><text:s/><text:s/><text:s/><text:s/><text:s/><text:s/><text:s/><text:s/><text:s/><text:s/><text:s/><text:s/><text:s/><text:s/><text:s/><text:s/><text:s/><text:s/><text:s/><text:s/><text:s/><text:s/><text:s/><text:s/><text:s/><text:s/><text:s/><text:s/><text:s/><text:s/><text:s/>DOCUMENTATION.</text:span></text:p>
      <text:p text:style-name="P3"><text:s/></text:p>
      <text:p text:style-name="P16">PROBLEM(S) WITH YOUR CLAIM:</text:p>
      <text:p text:style-name="P14"/>
      <text:p text:style-name="P11">YOUR CLAIM IS MISSING INFORMATION AND/OR APPROPRIATE SUPPORTING DOCUMENTATION FOR CERTAIN TRANSACTIONS. </text:p>
      <text:p text:style-name="P14">The specific transactions at issue are listed in the chart below. The part of the chart that is blank indicates where information is missing.</text:p>
      <text:p text:style-name="P1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9">Transaction</text:p>
          </table:table-cell>
          <table:table-cell table:style-name="Table1.A1" office:value-type="string">
            <text:p text:style-name="P19">Security</text:p>
          </table:table-cell>
          <table:table-cell table:style-name="Table1.A1" office:value-type="string">
            <text:p text:style-name="P19">Trade Date</text:p>
          </table:table-cell>
          <table:table-cell table:style-name="Table1.A1" office:value-type="string">
            <text:p text:style-name="P19">Number of shares</text:p>
          </table:table-cell>
          <table:table-cell table:style-name="Table1.A1" office:value-type="string">
            <text:p text:style-name="P19">Price per share</text:p>
          </table:table-cell>
          <table:table-cell table:style-name="Table1.F1" office:value-type="string">
            <text:p text:style-name="P19">Net Amount</text:p>
          </table: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9">HOW TO FIX YOUR CLAIM:</text:p>
      <text:p text:style-name="P15">If there is a blank space in information about the transaction(s) listed above, you must (1) return this letter, (2) fill in the blank spaces above with the missing information (if there is an "XXX" but no blank space, then that information is not needed), <text:span text:style-name="T5">and</text:span> (3) attach appropriate supporting documentation, such as periodic brokerage statements or broker's trade confirmations (handwritten or self-generated information is not acceptable) showing the transaction(s) listed above. If no information for the transaction(s) listed above is missing, then you need only return this letter <text:span text:style-name="T5">along with</text:span> appropriate supporting documentation.</text:p>
      <text:p text:style-name="P15"><text:span text:style-name="T9"><text:tab/>If you do not intend to supply additional information/documentation, and you still disagree with the determination, you may request Court review of the determination. To request Court review, you must send a letter to the claims administrator within twenty (20) days of the date of this letter and it must: (1) specifically state that you "request that the Court review the rejection of your claim," (2) state your argument(s) for why your claim should be accepted, (3) attach any supporting documents you may have to support your argument, and (4) be signed. Please also include a copy of this letter when requesting Court review of the rejection of your claim. Your claim and its administrative rejection will be presented to the Court for review.</text:span></text:p>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xmlns:loext="urn:org:documentfoundation:names:experimental:office:xmlns:loext:1.0"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xmlns:loext="urn:org:documentfoundation:names:experimental:office:xmlns:loext:1.0"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xmlns:loext="urn:org:documentfoundation:names:experimental:office:xmlns:loext:1.0"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xmlns:loext="urn:org:documentfoundation:names:experimental:office:xmlns:loext:1.0"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xmlns:loext="urn:org:documentfoundation:names:experimental:office:xmlns:loext:1.0"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xmlns:loext="urn:org:documentfoundation:names:experimental:office:xmlns:loext:1.0"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xmlns:loext="urn:org:documentfoundation:names:experimental:office:xmlns:loext:1.0"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xmlns:officeooo="http://openoffice.org/2009/office" officeooo:paragraph-rsid="001ab0f6"/>
    </style:style>
    <style:style style:name="MT1" style:family="text">
      <style:text-properties style:use-window-font-color="true" style:font-name="Liberation Serif" fo:font-size="12pt" fo:language="en" fo:country="GB" style:text-underline-style="none" fo:font-weight="normal" style:letter-kerning="true" style:font-name-asian="Droid Sans Fallback" style:font-size-asian="10.5pt" style:language-asian="zh" style:country-asian="CN" style:font-name-complex="FreeSans" style:font-size-complex="12pt" style:language-complex="hi" style:country-complex="I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 text:c="37"/><text:tab/> <text:s text:c="73"/><text:span text:style-name="MT1">Claim No:{{address.clm_no}}</text:span><text:tab/></text:p>
      </style:header>
    </style:master-page>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space </meta:initial-creator>
    <meta:creation-date>2015-07-02T19:57:10.062606075</meta:creation-date>
    <dc:date>2015-09-21T12:07:39.564Z</dc:date>
    <meta:editing-cycles>62</meta:editing-cycles>
    <meta:generator>WebODF/0.5.7 Mozilla/5.0 (X11; Ubuntu; Linux x86_64; rv:40.0) Gecko/20100101 Firefox/40.0</meta:generator>
    <dc:creator>WebODF-Curious</dc:creator>
  </office:meta>
</office:document-meta>
</file>